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50000021B92149F51.png" manifest:media-type="image/png"/>
  <manifest:file-entry manifest:full-path="Pictures/10000000000004000000031E87B501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e8799" officeooo:paragraph-rsid="000e8799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bold" fo:background-color="#ffffff" style:font-weight-asian="bold" style:font-weight-complex="bold"/>
    </style:style>
    <style:style style:name="P3" style:family="paragraph" style:parent-style-name="Heading_20_1">
      <style:text-properties officeooo:rsid="000e8799" officeooo:paragraph-rsid="000e8799"/>
    </style:style>
    <style:style style:name="T1" style:family="text">
      <style:text-properties officeooo:rsid="000fa521"/>
    </style:style>
    <style:style style:name="T2" style:family="text">
      <style:text-properties officeooo:rsid="00103e8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ssignment 3</text:h>
      <text:p text:style-name="Standard"/>
      <text:p text:style-name="P2">Fundamental HDFS Commands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as-char" svg:width="6.6929in" svg:height="5.2154in" draw:z-index="0"><draw:image xlink:href="Pictures/10000000000004000000031E87B501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draw:frame draw:style-name="fr1" draw:name="Image2" text:anchor-type="as-char" svg:width="6.6929in" svg:height="3.8661in" draw:z-index="1"><draw:image xlink:href="Pictures/10000001000003A50000021B92149F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e8799" officeooo:paragraph-rsid="000e8799"/>
    </style:style>
    <style:style style:name="MT1" style:family="text">
      <style:text-properties officeooo:rsid="00103e88"/>
    </style:style>
    <style:style style:name="MT2" style:family="text">
      <style:text-properties officeooo:rsid="000fa52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Faraz Khan</text:span> 0801IT2210<text:span text:style-name="MT1">5</text:span><text:span text:style-name="MT2">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01:27:55.877473644</meta:creation-date>
    <dc:date>2026-04-23T01:50:08.950373879</dc:date>
    <meta:editing-duration>PT11M31S</meta:editing-duration>
    <meta:editing-cycles>3</meta:editing-cycles>
    <meta:generator>LibreOffice/24.2.7.2$Linux_X86_64 LibreOffice_project/420$Build-2</meta:generator>
    <meta:print-date>2026-04-23T01:45:12.666836677</meta:print-date>
    <meta:printed-by>PDF files</meta:printed-by>
    <meta:document-statistic meta:table-count="0" meta:image-count="2" meta:object-count="0" meta:page-count="2" meta:paragraph-count="5" meta:word-count="9" meta:character-count="80" meta:non-whitespace-character-count="75"/>
  </office:meta>
</office:document-meta>
</file>